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3.25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page" style:column-width="16.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00cc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diagonal-bl-tr="none" style:diagonal-tl-br="none" fo:border="0.06pt solid #000000" style:rotation-align="none"/>
    </style:style>
    <style:style style:name="ce13" style:family="table-cell" style:parent-style-name="Default" style:data-style-name="N113">
      <style:table-cell-properties fo:background-color="#d9d9d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13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13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text-underline-style="none"/>
    </style:style>
    <style:style style:name="T1" style:family="text">
      <style:text-properties style:font-style-complex="normal" fo:color="#000000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name="Calibri"/>
    </style:style>
    <style:style style:name="T2" style:family="text">
      <style:text-properties style:font-style-complex="normal" fo:color="#000000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name="Calibri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1" table:number-columns-repeated="1010" table:default-cell-style-name="ce1"/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Tempos de Execução (segundos) – Arquivo de 420 MB</text:p>
          </table:table-cell>
          <table:covered-table-cell table:number-columns-repeated="11" table:style-name="ce2"/>
          <table:table-cell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Sequencial</text:p>
          </table:table-cell>
          <table:table-cell table:number-columns-repeated="10" table:style-name="ce10" office:value-type="string" calcext:value-type="string">
            <text:p>MPI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Execução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286.68" calcext:value-type="float">
            <text:p>286,68</text:p>
          </table:table-cell>
          <table:table-cell table:style-name="ce12" office:value-type="float" office:value="287.77" calcext:value-type="float">
            <text:p>287,77</text:p>
          </table:table-cell>
          <table:table-cell table:style-name="ce12" office:value-type="float" office:value="147.46" calcext:value-type="float">
            <text:p>147,46</text:p>
          </table:table-cell>
          <table:table-cell table:style-name="ce12" office:value-type="float" office:value="104.17" calcext:value-type="float">
            <text:p>104,17</text:p>
          </table:table-cell>
          <table:table-cell table:style-name="ce12" office:value-type="float" office:value="85.37" calcext:value-type="float">
            <text:p>85,37</text:p>
          </table:table-cell>
          <table:table-cell table:style-name="ce12" office:value-type="float" office:value="79.69" calcext:value-type="float">
            <text:p>79,69</text:p>
          </table:table-cell>
          <table:table-cell table:style-name="ce12" office:value-type="float" office:value="71.77" calcext:value-type="float">
            <text:p>71,77</text:p>
          </table:table-cell>
          <table:table-cell table:style-name="ce12" office:value-type="float" office:value="64.01" calcext:value-type="float">
            <text:p>64,01</text:p>
          </table:table-cell>
          <table:table-cell table:style-name="ce12" office:value-type="float" office:value="59.68" calcext:value-type="float">
            <text:p>59,68</text:p>
          </table:table-cell>
          <table:table-cell table:style-name="ce12" office:value-type="float" office:value="59.58" calcext:value-type="float">
            <text:p>59,58</text:p>
          </table:table-cell>
          <table:table-cell table:style-name="ce12" office:value-type="float" office:value="56.3" calcext:value-type="float">
            <text:p>56,3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287.9" calcext:value-type="float">
            <text:p>287,90</text:p>
          </table:table-cell>
          <table:table-cell table:style-name="ce12" office:value-type="float" office:value="285.03" calcext:value-type="float">
            <text:p>285,03</text:p>
          </table:table-cell>
          <table:table-cell table:style-name="ce12" office:value-type="float" office:value="149.93" calcext:value-type="float">
            <text:p>149,93</text:p>
          </table:table-cell>
          <table:table-cell table:style-name="ce12" office:value-type="float" office:value="105.27" calcext:value-type="float">
            <text:p>105,27</text:p>
          </table:table-cell>
          <table:table-cell table:style-name="ce12" office:value-type="float" office:value="84.09" calcext:value-type="float">
            <text:p>84,09</text:p>
          </table:table-cell>
          <table:table-cell table:style-name="ce12" office:value-type="float" office:value="79.84" calcext:value-type="float">
            <text:p>79,84</text:p>
          </table:table-cell>
          <table:table-cell table:style-name="ce12" office:value-type="float" office:value="74.35" calcext:value-type="float">
            <text:p>74,35</text:p>
          </table:table-cell>
          <table:table-cell table:style-name="ce12" office:value-type="float" office:value="60.59" calcext:value-type="float">
            <text:p>60,59</text:p>
          </table:table-cell>
          <table:table-cell table:style-name="ce12" office:value-type="float" office:value="58.41" calcext:value-type="float">
            <text:p>58,41</text:p>
          </table:table-cell>
          <table:table-cell table:style-name="ce12" office:value-type="float" office:value="56.56" calcext:value-type="float">
            <text:p>56,56</text:p>
          </table:table-cell>
          <table:table-cell table:style-name="ce12" office:value-type="float" office:value="59.27" calcext:value-type="float">
            <text:p>59,27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292.1" calcext:value-type="float">
            <text:p>292,10</text:p>
          </table:table-cell>
          <table:table-cell table:style-name="ce12" office:value-type="float" office:value="284.75" calcext:value-type="float">
            <text:p>284,75</text:p>
          </table:table-cell>
          <table:table-cell table:style-name="ce12" office:value-type="float" office:value="148.15" calcext:value-type="float">
            <text:p>148,15</text:p>
          </table:table-cell>
          <table:table-cell table:style-name="ce12" office:value-type="float" office:value="102.68" calcext:value-type="float">
            <text:p>102,68</text:p>
          </table:table-cell>
          <table:table-cell table:style-name="ce12" office:value-type="float" office:value="84.08" calcext:value-type="float">
            <text:p>84,08</text:p>
          </table:table-cell>
          <table:table-cell table:style-name="ce12" office:value-type="float" office:value="80.75" calcext:value-type="float">
            <text:p>80,75</text:p>
          </table:table-cell>
          <table:table-cell table:style-name="ce12" office:value-type="float" office:value="73.92" calcext:value-type="float">
            <text:p>73,92</text:p>
          </table:table-cell>
          <table:table-cell table:style-name="ce12" office:value-type="float" office:value="64.56" calcext:value-type="float">
            <text:p>64,56</text:p>
          </table:table-cell>
          <table:table-cell table:style-name="ce12" office:value-type="float" office:value="56.8" calcext:value-type="float">
            <text:p>56,80</text:p>
          </table:table-cell>
          <table:table-cell table:style-name="ce12" office:value-type="float" office:value="57.21" calcext:value-type="float">
            <text:p>57,21</text:p>
          </table:table-cell>
          <table:table-cell table:style-name="ce12" office:value-type="float" office:value="56.78" calcext:value-type="float">
            <text:p>56,78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float" office:value="287.52" calcext:value-type="float">
            <text:p>287,52</text:p>
          </table:table-cell>
          <table:table-cell table:style-name="ce12" office:value-type="float" office:value="285.05" calcext:value-type="float">
            <text:p>285,05</text:p>
          </table:table-cell>
          <table:table-cell table:style-name="ce12" office:value-type="float" office:value="146.8" calcext:value-type="float">
            <text:p>146,80</text:p>
          </table:table-cell>
          <table:table-cell table:style-name="ce12" office:value-type="float" office:value="103.44" calcext:value-type="float">
            <text:p>103,44</text:p>
          </table:table-cell>
          <table:table-cell table:style-name="ce12" office:value-type="float" office:value="86.06" calcext:value-type="float">
            <text:p>86,06</text:p>
          </table:table-cell>
          <table:table-cell table:style-name="ce12" office:value-type="float" office:value="80.51" calcext:value-type="float">
            <text:p>80,51</text:p>
          </table:table-cell>
          <table:table-cell table:style-name="ce12" office:value-type="float" office:value="70.43" calcext:value-type="float">
            <text:p>70,43</text:p>
          </table:table-cell>
          <table:table-cell table:style-name="ce12" office:value-type="float" office:value="62.87" calcext:value-type="float">
            <text:p>62,87</text:p>
          </table:table-cell>
          <table:table-cell table:style-name="ce12" office:value-type="float" office:value="58.29" calcext:value-type="float">
            <text:p>58,29</text:p>
          </table:table-cell>
          <table:table-cell table:style-name="ce12" office:value-type="float" office:value="59.52" calcext:value-type="float">
            <text:p>59,52</text:p>
          </table:table-cell>
          <table:table-cell table:style-name="ce12" office:value-type="float" office:value="61.34" calcext:value-type="float">
            <text:p>61,34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float" office:value="292.62" calcext:value-type="float">
            <text:p>292,62</text:p>
          </table:table-cell>
          <table:table-cell table:style-name="ce12" office:value-type="float" office:value="283.37" calcext:value-type="float">
            <text:p>283,37</text:p>
          </table:table-cell>
          <table:table-cell table:style-name="ce12" office:value-type="float" office:value="150.61" calcext:value-type="float">
            <text:p>150,61</text:p>
          </table:table-cell>
          <table:table-cell table:style-name="ce12" office:value-type="float" office:value="103.06" calcext:value-type="float">
            <text:p>103,06</text:p>
          </table:table-cell>
          <table:table-cell table:style-name="ce12" office:value-type="float" office:value="83.48" calcext:value-type="float">
            <text:p>83,48</text:p>
          </table:table-cell>
          <table:table-cell table:style-name="ce12" office:value-type="float" office:value="82.93" calcext:value-type="float">
            <text:p>82,93</text:p>
          </table:table-cell>
          <table:table-cell table:style-name="ce12" office:value-type="float" office:value="70.73" calcext:value-type="float">
            <text:p>70,73</text:p>
          </table:table-cell>
          <table:table-cell table:style-name="ce12" office:value-type="float" office:value="63" calcext:value-type="float">
            <text:p>63,00</text:p>
          </table:table-cell>
          <table:table-cell table:style-name="ce12" office:value-type="float" office:value="57.87" calcext:value-type="float">
            <text:p>57,87</text:p>
          </table:table-cell>
          <table:table-cell table:style-name="ce12" office:value-type="float" office:value="58.08" calcext:value-type="float">
            <text:p>58,08</text:p>
          </table:table-cell>
          <table:table-cell table:style-name="ce12" office:value-type="float" office:value="57" calcext:value-type="float">
            <text:p>57,0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float" office:value="292.39" calcext:value-type="float">
            <text:p>292,39</text:p>
          </table:table-cell>
          <table:table-cell table:style-name="ce12" office:value-type="float" office:value="285.6" calcext:value-type="float">
            <text:p>285,60</text:p>
          </table:table-cell>
          <table:table-cell table:style-name="ce12" office:value-type="float" office:value="152.79" calcext:value-type="float">
            <text:p>152,79</text:p>
          </table:table-cell>
          <table:table-cell table:style-name="ce12" office:value-type="float" office:value="103.16" calcext:value-type="float">
            <text:p>103,16</text:p>
          </table:table-cell>
          <table:table-cell table:style-name="ce12" office:value-type="float" office:value="84.27" calcext:value-type="float">
            <text:p>84,27</text:p>
          </table:table-cell>
          <table:table-cell table:style-name="ce12" office:value-type="float" office:value="78.99" calcext:value-type="float">
            <text:p>78,99</text:p>
          </table:table-cell>
          <table:table-cell table:style-name="ce12" office:value-type="float" office:value="68.34" calcext:value-type="float">
            <text:p>68,34</text:p>
          </table:table-cell>
          <table:table-cell table:style-name="ce12" office:value-type="float" office:value="63.32" calcext:value-type="float">
            <text:p>63,32</text:p>
          </table:table-cell>
          <table:table-cell table:style-name="ce12" office:value-type="float" office:value="57.78" calcext:value-type="float">
            <text:p>57,78</text:p>
          </table:table-cell>
          <table:table-cell table:style-name="ce12" office:value-type="float" office:value="59.33" calcext:value-type="float">
            <text:p>59,33</text:p>
          </table:table-cell>
          <table:table-cell table:style-name="ce12" office:value-type="float" office:value="58.71" calcext:value-type="float">
            <text:p>58,71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float" office:value="292.39" calcext:value-type="float">
            <text:p>292,39</text:p>
          </table:table-cell>
          <table:table-cell table:style-name="ce12" office:value-type="float" office:value="287" calcext:value-type="float">
            <text:p>287,00</text:p>
          </table:table-cell>
          <table:table-cell table:style-name="ce12" office:value-type="float" office:value="150.17" calcext:value-type="float">
            <text:p>150,17</text:p>
          </table:table-cell>
          <table:table-cell table:style-name="ce12" office:value-type="float" office:value="105.09" calcext:value-type="float">
            <text:p>105,09</text:p>
          </table:table-cell>
          <table:table-cell table:style-name="ce12" office:value-type="float" office:value="84.23" calcext:value-type="float">
            <text:p>84,23</text:p>
          </table:table-cell>
          <table:table-cell table:style-name="ce12" office:value-type="float" office:value="78.89" calcext:value-type="float">
            <text:p>78,89</text:p>
          </table:table-cell>
          <table:table-cell table:style-name="ce12" office:value-type="float" office:value="72.31" calcext:value-type="float">
            <text:p>72,31</text:p>
          </table:table-cell>
          <table:table-cell table:style-name="ce12" office:value-type="float" office:value="62.79" calcext:value-type="float">
            <text:p>62,79</text:p>
          </table:table-cell>
          <table:table-cell table:style-name="ce12" office:value-type="float" office:value="58.57" calcext:value-type="float">
            <text:p>58,57</text:p>
          </table:table-cell>
          <table:table-cell table:style-name="ce12" office:value-type="float" office:value="58.1" calcext:value-type="float">
            <text:p>58,10</text:p>
          </table:table-cell>
          <table:table-cell table:style-name="ce12" office:value-type="float" office:value="59.07" calcext:value-type="float">
            <text:p>59,07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float" office:value="289.73" calcext:value-type="float">
            <text:p>289,73</text:p>
          </table:table-cell>
          <table:table-cell table:style-name="ce12" office:value-type="float" office:value="285.31" calcext:value-type="float">
            <text:p>285,31</text:p>
          </table:table-cell>
          <table:table-cell table:style-name="ce12" office:value-type="float" office:value="149.63" calcext:value-type="float">
            <text:p>149,63</text:p>
          </table:table-cell>
          <table:table-cell table:style-name="ce12" office:value-type="float" office:value="103.84" calcext:value-type="float">
            <text:p>103,84</text:p>
          </table:table-cell>
          <table:table-cell table:style-name="ce12" office:value-type="float" office:value="86.12" calcext:value-type="float">
            <text:p>86,12</text:p>
          </table:table-cell>
          <table:table-cell table:style-name="ce12" office:value-type="float" office:value="80.21" calcext:value-type="float">
            <text:p>80,21</text:p>
          </table:table-cell>
          <table:table-cell table:style-name="ce12" office:value-type="float" office:value="69.46" calcext:value-type="float">
            <text:p>69,46</text:p>
          </table:table-cell>
          <table:table-cell table:style-name="ce12" office:value-type="float" office:value="63.18" calcext:value-type="float">
            <text:p>63,18</text:p>
          </table:table-cell>
          <table:table-cell table:style-name="ce12" office:value-type="float" office:value="56.25" calcext:value-type="float">
            <text:p>56,25</text:p>
          </table:table-cell>
          <table:table-cell table:style-name="ce12" office:value-type="float" office:value="57.55" calcext:value-type="float">
            <text:p>57,55</text:p>
          </table:table-cell>
          <table:table-cell table:style-name="ce12" office:value-type="float" office:value="56.71" calcext:value-type="float">
            <text:p>56,71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float" office:value="291.81" calcext:value-type="float">
            <text:p>291,81</text:p>
          </table:table-cell>
          <table:table-cell table:style-name="ce12" office:value-type="float" office:value="284.8" calcext:value-type="float">
            <text:p>284,80</text:p>
          </table:table-cell>
          <table:table-cell table:style-name="ce12" office:value-type="float" office:value="150.82" calcext:value-type="float">
            <text:p>150,82</text:p>
          </table:table-cell>
          <table:table-cell table:style-name="ce12" office:value-type="float" office:value="102.58" calcext:value-type="float">
            <text:p>102,58</text:p>
          </table:table-cell>
          <table:table-cell table:style-name="ce12" office:value-type="float" office:value="85.03" calcext:value-type="float">
            <text:p>85,03</text:p>
          </table:table-cell>
          <table:table-cell table:style-name="ce12" office:value-type="float" office:value="80.82" calcext:value-type="float">
            <text:p>80,82</text:p>
          </table:table-cell>
          <table:table-cell table:style-name="ce12" office:value-type="float" office:value="72.85" calcext:value-type="float">
            <text:p>72,85</text:p>
          </table:table-cell>
          <table:table-cell table:style-name="ce12" office:value-type="float" office:value="62.61" calcext:value-type="float">
            <text:p>62,61</text:p>
          </table:table-cell>
          <table:table-cell table:style-name="ce12" office:value-type="float" office:value="56.63" calcext:value-type="float">
            <text:p>56,63</text:p>
          </table:table-cell>
          <table:table-cell table:style-name="ce12" office:value-type="float" office:value="56.11" calcext:value-type="float">
            <text:p>56,11</text:p>
          </table:table-cell>
          <table:table-cell table:style-name="ce12" office:value-type="float" office:value="57.91" calcext:value-type="float">
            <text:p>57,91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2" office:value-type="float" office:value="288.02" calcext:value-type="float">
            <text:p>288,02</text:p>
          </table:table-cell>
          <table:table-cell table:style-name="ce12" office:value-type="float" office:value="284.9" calcext:value-type="float">
            <text:p>284,90</text:p>
          </table:table-cell>
          <table:table-cell table:style-name="ce12" office:value-type="float" office:value="149.85" calcext:value-type="float">
            <text:p>149,85</text:p>
          </table:table-cell>
          <table:table-cell table:style-name="ce12" office:value-type="float" office:value="100.68" calcext:value-type="float">
            <text:p>100,68</text:p>
          </table:table-cell>
          <table:table-cell table:style-name="ce12" office:value-type="float" office:value="88.03" calcext:value-type="float">
            <text:p>88,03</text:p>
          </table:table-cell>
          <table:table-cell table:style-name="ce12" office:value-type="float" office:value="78.65" calcext:value-type="float">
            <text:p>78,65</text:p>
          </table:table-cell>
          <table:table-cell table:style-name="ce12" office:value-type="float" office:value="69.14" calcext:value-type="float">
            <text:p>69,14</text:p>
          </table:table-cell>
          <table:table-cell table:style-name="ce12" office:value-type="float" office:value="63.13" calcext:value-type="float">
            <text:p>63,13</text:p>
          </table:table-cell>
          <table:table-cell table:style-name="ce12" office:value-type="float" office:value="58.15" calcext:value-type="float">
            <text:p>58,15</text:p>
          </table:table-cell>
          <table:table-cell table:style-name="ce12" office:value-type="float" office:value="59.62" calcext:value-type="float">
            <text:p>59,62</text:p>
          </table:table-cell>
          <table:table-cell table:style-name="ce12" office:value-type="float" office:value="58.98" calcext:value-type="float">
            <text:p>58,98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Média</text:p>
          </table:table-cell>
          <table:table-cell table:style-name="ce13" table:formula="of:=AVERAGE([.C6:.C15])" office:value-type="float" office:value="290.116" calcext:value-type="float">
            <text:p>290,1</text:p>
          </table:table-cell>
          <table:table-cell table:style-name="ce13" table:formula="of:=AVERAGE([.D6:.D15])" office:value-type="float" office:value="285.358" calcext:value-type="float">
            <text:p>285,4</text:p>
          </table:table-cell>
          <table:table-cell table:style-name="ce13" table:formula="of:=AVERAGE([.E6:.E15])" office:value-type="float" office:value="149.621" calcext:value-type="float">
            <text:p>149,6</text:p>
          </table:table-cell>
          <table:table-cell table:style-name="ce13" table:formula="of:=AVERAGE([.F6:.F15])" office:value-type="float" office:value="103.397" calcext:value-type="float">
            <text:p>103,4</text:p>
          </table:table-cell>
          <table:table-cell table:style-name="ce13" table:formula="of:=AVERAGE([.G6:.G15])" office:value-type="float" office:value="85.076" calcext:value-type="float">
            <text:p>85,1</text:p>
          </table:table-cell>
          <table:table-cell table:style-name="ce13" table:formula="of:=AVERAGE([.H6:.H15])" office:value-type="float" office:value="80.128" calcext:value-type="float">
            <text:p>80,1</text:p>
          </table:table-cell>
          <table:table-cell table:style-name="ce13" table:formula="of:=AVERAGE([.I6:.I15])" office:value-type="float" office:value="71.33" calcext:value-type="float">
            <text:p>71,3</text:p>
          </table:table-cell>
          <table:table-cell table:style-name="ce13" table:formula="of:=AVERAGE([.J6:.J15])" office:value-type="float" office:value="63.006" calcext:value-type="float">
            <text:p>63,0</text:p>
          </table:table-cell>
          <table:table-cell table:style-name="ce13" table:formula="of:=AVERAGE([.K6:.K15])" office:value-type="float" office:value="57.843" calcext:value-type="float">
            <text:p>57,8</text:p>
          </table:table-cell>
          <table:table-cell table:style-name="ce13" table:formula="of:=AVERAGE([.L6:.L15])" office:value-type="float" office:value="58.166" calcext:value-type="float">
            <text:p>58,2</text:p>
          </table:table-cell>
          <table:table-cell table:style-name="ce13" table:formula="of:=AVERAGE([.M6:.M15])" office:value-type="float" office:value="58.207" calcext:value-type="float">
            <text:p>58,2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peed-up</text:p>
          </table:table-cell>
          <table:table-cell table:style-name="ce13"/>
          <table:table-cell table:style-name="ce13" table:formula="of:=[.$D$16]/[.D16]" office:value-type="float" office:value="1" calcext:value-type="float">
            <text:p>1,0</text:p>
          </table:table-cell>
          <table:table-cell table:style-name="ce13" table:formula="of:=[.$D$16]/[.E16]" office:value-type="float" office:value="1.90720553932937" calcext:value-type="float">
            <text:p>1,9</text:p>
          </table:table-cell>
          <table:table-cell table:style-name="ce13" table:formula="of:=[.$D$16]/[.F16]" office:value-type="float" office:value="2.75982862172017" calcext:value-type="float">
            <text:p>2,8</text:p>
          </table:table-cell>
          <table:table-cell table:style-name="ce13" table:formula="of:=[.$D$16]/[.G16]" office:value-type="float" office:value="3.35415393295406" calcext:value-type="float">
            <text:p>3,4</text:p>
          </table:table-cell>
          <table:table-cell table:style-name="ce13" table:formula="of:=[.$D$16]/[.H16]" office:value-type="float" office:value="3.56127695686901" calcext:value-type="float">
            <text:p>3,6</text:p>
          </table:table-cell>
          <table:table-cell table:style-name="ce13" table:formula="of:=[.$D$16]/[.I16]" office:value-type="float" office:value="4.00053273517454" calcext:value-type="float">
            <text:p>4,0</text:p>
          </table:table-cell>
          <table:table-cell table:style-name="ce13" table:formula="of:=[.$D$16]/[.J16]" office:value-type="float" office:value="4.52906072437546" calcext:value-type="float">
            <text:p>4,5</text:p>
          </table:table-cell>
          <table:table-cell table:style-name="ce14" table:formula="of:=[.$D$16]/[.K16]" office:value-type="float" office:value="4.93331950279204" calcext:value-type="float">
            <text:p>4,9</text:p>
          </table:table-cell>
          <table:table-cell table:style-name="ce15" table:formula="of:=[.$D$16]/[.L16]" office:value-type="float" office:value="4.90592442320256" calcext:value-type="float">
            <text:p>4,9</text:p>
          </table:table-cell>
          <table:table-cell table:style-name="ce13" table:formula="of:=[.$D$16]/[.M16]" office:value-type="float" office:value="4.90246877523322" calcext:value-type="float">
            <text:p>4,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Eficiência</text:p>
          </table:table-cell>
          <table:table-cell table:style-name="ce13"/>
          <table:table-cell table:style-name="ce13" table:formula="of:=[.D17]/[.D5]" office:value-type="float" office:value="1" calcext:value-type="float">
            <text:p>1,0</text:p>
          </table:table-cell>
          <table:table-cell table:style-name="ce13" table:formula="of:=[.E17]/[.E5]" office:value-type="float" office:value="0.953602769664686" calcext:value-type="float">
            <text:p>1,0</text:p>
          </table:table-cell>
          <table:table-cell table:style-name="ce13" table:formula="of:=[.F17]/[.F5]" office:value-type="float" office:value="0.919942873906722" calcext:value-type="float">
            <text:p>0,9</text:p>
          </table:table-cell>
          <table:table-cell table:style-name="ce13" table:formula="of:=[.G17]/[.G5]" office:value-type="float" office:value="0.838538483238516" calcext:value-type="float">
            <text:p>0,8</text:p>
          </table:table-cell>
          <table:table-cell table:style-name="ce13" table:formula="of:=[.H17]/[.H5]" office:value-type="float" office:value="0.712255391373802" calcext:value-type="float">
            <text:p>0,7</text:p>
          </table:table-cell>
          <table:table-cell table:style-name="ce13" table:formula="of:=[.I17]/[.I5]" office:value-type="float" office:value="0.666755455862424" calcext:value-type="float">
            <text:p>0,7</text:p>
          </table:table-cell>
          <table:table-cell table:style-name="ce13" table:formula="of:=[.J17]/[.J5]" office:value-type="float" office:value="0.647008674910779" calcext:value-type="float">
            <text:p>0,6</text:p>
          </table:table-cell>
          <table:table-cell table:style-name="ce13" table:formula="of:=[.K17]/[.K5]" office:value-type="float" office:value="0.616664937849005" calcext:value-type="float">
            <text:p>0,6</text:p>
          </table:table-cell>
          <table:table-cell table:style-name="ce13" table:formula="of:=[.L17]/[.L5]" office:value-type="float" office:value="0.545102713689173" calcext:value-type="float">
            <text:p>0,5</text:p>
          </table:table-cell>
          <table:table-cell table:style-name="ce13" table:formula="of:=[.M17]/[.M5]" office:value-type="float" office:value="0.490246877523322" calcext:value-type="float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escrição da Máquina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O: Linux Ubuntu</text:p>
          </table:table-cell>
          <table:covered-table-cell table:number-columns-repeated="2" table:style-name="ce7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Kernel: Linux Linux-Ubuntu 4.13.0-43-generic #48~16.04.1-Ubuntu SMP Thu May 17 12:56:46 UTC 2018 x86_64 x86_64 x86_64 GNU/Linux</text:p>
          </table:table-cell>
          <table:covered-table-cell table:number-columns-repeated="2" table:style-name="ce8"/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<text:span text:style-name="T1">Processador:</text:span><text:span text:style-name="T2"> Intel(R) Core(TM) i7-3630QM CPU @ 2.40GHz</text:span>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Memória: 6 GB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Flags: -march=ivybridge -O3 -pipe</text:p>
          </table:table-cell>
          <table:covered-table-cell table:number-columns-repeated="2" table:style-name="ce9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1" table:default-cell-style-name="ce1"/>
        <table:table-column table:style-name="co1" table:default-cell-style-name="ce16"/>
        <table:table-column table:style-name="co1" table:number-columns-repeated="1022" table:default-cell-style-name="ce1"/>
        <table:table-row table:style-name="ro1">
          <table:table-cell/>
          <table:table-cell office:value-type="float" office:value="287.77" calcext:value-type="float">
            <text:p>287,7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5.03" calcext:value-type="float">
            <text:p>285,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.75" calcext:value-type="float">
            <text:p>284,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.05" calcext:value-type="float">
            <text:p>285,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.37" calcext:value-type="float">
            <text:p>283,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.6" calcext:value-type="float">
            <text:p>285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.31" calcext:value-type="float">
            <text:p>285,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.8" calcext:value-type="float">
            <text:p>284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4.9" calcext:value-type="float">
            <text:p>284,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47.46" calcext:value-type="float">
            <text:p>147,4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9.93" calcext:value-type="float">
            <text:p>149,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8.15" calcext:value-type="float">
            <text:p>148,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6.8" calcext:value-type="float">
            <text:p>146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.61" calcext:value-type="float">
            <text:p>150,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.79" calcext:value-type="float">
            <text:p>152,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.17" calcext:value-type="float">
            <text:p>150,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.63" calcext:value-type="float">
            <text:p>149,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0.82" calcext:value-type="float">
            <text:p>150,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.85" calcext:value-type="float">
            <text:p>149,8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4.17" calcext:value-type="float">
            <text:p>104,1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.27" calcext:value-type="float">
            <text:p>105,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.68" calcext:value-type="float">
            <text:p>102,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.44" calcext:value-type="float">
            <text:p>103,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.06" calcext:value-type="float">
            <text:p>103,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.16" calcext:value-type="float">
            <text:p>103,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.09" calcext:value-type="float">
            <text:p>105,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.84" calcext:value-type="float">
            <text:p>103,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.58" calcext:value-type="float">
            <text:p>102,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.68" calcext:value-type="float">
            <text:p>100,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85.37" calcext:value-type="float">
            <text:p>85,37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.09" calcext:value-type="float">
            <text:p>84,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.08" calcext:value-type="float">
            <text:p>84,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.06" calcext:value-type="float">
            <text:p>86,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.48" calcext:value-type="float">
            <text:p>83,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.27" calcext:value-type="float">
            <text:p>84,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.23" calcext:value-type="float">
            <text:p>84,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.12" calcext:value-type="float">
            <text:p>86,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.03" calcext:value-type="float">
            <text:p>85,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.03" calcext:value-type="float">
            <text:p>88,0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79.69" calcext:value-type="float">
            <text:p>79,69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.84" calcext:value-type="float">
            <text:p>79,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.75" calcext:value-type="float">
            <text:p>80,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.51" calcext:value-type="float">
            <text:p>80,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.93" calcext:value-type="float">
            <text:p>82,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.99" calcext:value-type="float">
            <text:p>78,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.89" calcext:value-type="float">
            <text:p>78,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.21" calcext:value-type="float">
            <text:p>80,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.82" calcext:value-type="float">
            <text:p>80,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.65" calcext:value-type="float">
            <text:p>78,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71.77" calcext:value-type="float">
            <text:p>71,77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.35" calcext:value-type="float">
            <text:p>74,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.92" calcext:value-type="float">
            <text:p>73,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.43" calcext:value-type="float">
            <text:p>70,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.73" calcext:value-type="float">
            <text:p>70,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.34" calcext:value-type="float">
            <text:p>68,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.31" calcext:value-type="float">
            <text:p>72,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46" calcext:value-type="float">
            <text:p>69,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.85" calcext:value-type="float">
            <text:p>72,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14" calcext:value-type="float">
            <text:p>69,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4.01" calcext:value-type="float">
            <text:p>64,0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.59" calcext:value-type="float">
            <text:p>60,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.56" calcext:value-type="float">
            <text:p>64,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.87" calcext:value-type="float">
            <text:p>62,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.32" calcext:value-type="float">
            <text:p>63,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.79" calcext:value-type="float">
            <text:p>62,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.18" calcext:value-type="float">
            <text:p>63,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.61" calcext:value-type="float">
            <text:p>62,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.13" calcext:value-type="float">
            <text:p>63,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9.68" calcext:value-type="float">
            <text:p>59,68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.41" calcext:value-type="float">
            <text:p>58,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.8" calcext:value-type="float">
            <text:p>56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.29" calcext:value-type="float">
            <text:p>58,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.87" calcext:value-type="float">
            <text:p>57,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.78" calcext:value-type="float">
            <text:p>57,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.57" calcext:value-type="float">
            <text:p>58,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.25" calcext:value-type="float">
            <text:p>56,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.63" calcext:value-type="float">
            <text:p>56,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.15" calcext:value-type="float">
            <text:p>58,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9.58" calcext:value-type="float">
            <text:p>59,5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.56" calcext:value-type="float">
            <text:p>56,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.21" calcext:value-type="float">
            <text:p>57,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.52" calcext:value-type="float">
            <text:p>59,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.08" calcext:value-type="float">
            <text:p>58,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.33" calcext:value-type="float">
            <text:p>59,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.1" calcext:value-type="float">
            <text:p>58,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.55" calcext:value-type="float">
            <text:p>57,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.11" calcext:value-type="float">
            <text:p>56,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.62" calcext:value-type="float">
            <text:p>59,6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6.3" calcext:value-type="float">
            <text:p>56,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.27" calcext:value-type="float">
            <text:p>59,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.78" calcext:value-type="float">
            <text:p>56,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.34" calcext:value-type="float">
            <text:p>61,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.71" calcext:value-type="float">
            <text:p>58,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.07" calcext:value-type="float">
            <text:p>59,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.71" calcext:value-type="float">
            <text:p>56,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.91" calcext:value-type="float">
            <text:p>57,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.98" calcext:value-type="float">
            <text:p>58,98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8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07:06:40.181785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22:39:15</meta:creation-date>
    <meta:initial-creator>Bruno</meta:initial-creator>
    <dc:language>en-US</dc:language>
    <dc:date>2018-06-13T13:13:27.524710104</dc:date>
    <meta:editing-cycles>14</meta:editing-cycles>
    <meta:editing-duration>P1DT34M26S</meta:editing-duration>
    <meta:generator>LibreOffice/5.1.6.2$Linux_X86_64 LibreOffice_project/10m0$Build-2</meta:generator>
    <meta:document-statistic meta:table-count="3" meta:cell-count="29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